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2021007FBE8.jpg" manifest:media-type="image/jpeg"/>
  <manifest:file-entry manifest:full-path="Pictures/10000000000009F6000001FBE53686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6.577cm" fo:margin-left="0.009cm" fo:margin-top="0cm" fo:margin-bottom="0cm" table:align="left" style:writing-mode="lr-tb"/>
    </style:style>
    <style:style style:name="Tabla1.A" style:family="table-column">
      <style:table-column-properties style:column-width="16.577cm"/>
    </style:style>
    <style:style style:name="Tabla1.1" style:family="table-row">
      <style:table-row-properties style:min-row-height="0.764cm" fo:keep-together="auto"/>
    </style:style>
    <style:style style:name="Tabla1.A1" style:family="table-cell">
      <style:table-cell-properties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3.979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639cm" fo:margin-left="0.009cm" fo:margin-top="0cm" fo:margin-bottom="0cm" table:align="left" style:writing-mode="lr-tb"/>
    </style:style>
    <style:style style:name="Tabla2.A" style:family="table-column">
      <style:table-column-properties style:column-width="7.892cm"/>
    </style:style>
    <style:style style:name="Tabla2.B" style:family="table-column">
      <style:table-column-properties style:column-width="8.747cm"/>
    </style:style>
    <style:style style:name="Tabla2.1" style:family="table-row">
      <style:table-row-properties style:min-row-height="3.0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3">
      <style:paragraph-properties fo:line-height="150%" fo:text-align="justify" style:justify-single-word="false"/>
      <style:text-properties style:font-name="arial" fo:font-size="11pt" fo:font-style="normal" officeooo:paragraph-rsid="00127968" style:font-size-asian="11pt" style:font-style-asian="normal" style:font-size-complex="11pt" style:font-style-complex="normal"/>
    </style:style>
    <style:style style:name="P3" style:family="paragraph" style:parent-style-name="Heading_20_3">
      <style:paragraph-properties fo:margin-top="0.212cm" fo:margin-bottom="0cm" style:contextual-spacing="false" fo:line-height="150%" fo:text-align="justify" style:justify-single-word="false" fo:orphans="2" fo:widows="2"/>
      <style:text-properties style:font-name="arial" fo:font-size="11pt" fo:language="es" fo:country="MX" fo:font-style="normal" officeooo:paragraph-rsid="00127968" style:letter-kerning="false" style:font-name-asian="DengXian" style:font-size-asian="11pt" style:language-asian="es" style:country-asian="MX" style:font-style-asian="normal" style:font-name-complex="Times New Roman1" style:font-size-complex="11pt" style:language-complex="ar" style:country-complex="SA" style:font-style-complex="normal"/>
    </style:style>
    <style:style style:name="P4" style:family="paragraph" style:parent-style-name="Heading_20_3">
      <style:paragraph-properties fo:margin-top="0.212cm" fo:margin-bottom="0cm" style:contextual-spacing="false" fo:line-height="150%" fo:text-align="justify" style:justify-single-word="false" fo:orphans="2" fo:widows="2"/>
      <style:text-properties style:font-name="arial" fo:font-size="11pt" officeooo:paragraph-rsid="00127968" style:font-size-asian="11pt" style:font-size-complex="11pt"/>
    </style:style>
    <style:style style:name="P5" style:family="paragraph" style:parent-style-name="Heading_20_3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0" style:family="paragraph" style:parent-style-name="Standard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1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6" style:family="paragraph" style:parent-style-name="Text_20_body" style:list-style-name="L6">
      <style:paragraph-properties fo:line-height="150%" fo:text-align="justify" style:justify-single-word="false"/>
    </style:style>
    <style:style style:name="P17" style:family="paragraph" style:parent-style-name="Text_20_body" style:list-style-name="L6">
      <style:paragraph-properties fo:line-height="150%" fo:text-align="justify" style:justify-single-word="false"/>
      <style:text-properties officeooo:paragraph-rsid="00127968"/>
    </style:style>
    <style:style style:name="P18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</style:style>
    <style:style style:name="P19" style:family="paragraph" style:parent-style-name="Text_20_body" style:list-style-name="L7">
      <style:paragraph-properties fo:line-height="150%" fo:text-align="justify" style:justify-single-word="false"/>
    </style:style>
    <style:style style:name="P20" style:family="paragraph" style:parent-style-name="Text_20_body" style:list-style-name="L8">
      <style:paragraph-properties fo:line-height="150%" fo:text-align="justify" style:justify-single-word="false"/>
    </style:style>
    <style:style style:name="P21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/>
    </style:style>
    <style:style style:name="P22" style:family="paragraph" style:parent-style-name="Text_20_body" style:list-style-name="L9">
      <style:paragraph-properties fo:line-height="150%" fo:text-align="justify" style:justify-single-word="false"/>
    </style:style>
    <style:style style:name="P23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/>
    </style:style>
    <style:style style:name="P24" style:family="paragraph" style:parent-style-name="Text_20_body" style:list-style-name="L10">
      <style:paragraph-properties fo:line-height="150%" fo:text-align="justify" style:justify-single-word="false"/>
    </style:style>
    <style:style style:name="P25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/>
      <style:text-properties officeooo:paragraph-rsid="00127968"/>
    </style:style>
    <style:style style:name="P26" style:family="paragraph" style:parent-style-name="Text_20_body" style:list-style-name="L11">
      <style:paragraph-properties fo:line-height="150%" fo:text-align="justify" style:justify-single-word="false"/>
      <style:text-properties officeooo:paragraph-rsid="00127968"/>
    </style:style>
    <style:style style:name="P27" style:family="paragraph" style:parent-style-name="Text_20_body" style:list-style-name="L12">
      <style:paragraph-properties fo:line-height="150%" fo:text-align="justify" style:justify-single-word="false"/>
      <style:text-properties officeooo:paragraph-rsid="00127968"/>
    </style:style>
    <style:style style:name="P28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/>
      <style:text-properties officeooo:paragraph-rsid="00127968"/>
    </style:style>
    <style:style style:name="P29" style:family="paragraph" style:parent-style-name="Text_20_body" style:list-style-name="L13">
      <style:paragraph-properties fo:line-height="150%" fo:text-align="justify" style:justify-single-word="false"/>
      <style:text-properties officeooo:paragraph-rsid="00127968"/>
    </style:style>
    <style:style style:name="P30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/>
      <style:text-properties officeooo:paragraph-rsid="00127968"/>
    </style:style>
    <style:style style:name="P31" style:family="paragraph" style:parent-style-name="Text_20_body" style:list-style-name="L1">
      <style:paragraph-properties fo:line-height="150%" fo:text-align="justify" style:justify-single-word="false"/>
    </style:style>
    <style:style style:name="P32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33" style:family="paragraph" style:parent-style-name="Text_20_body" style:list-style-name="L2">
      <style:paragraph-properties fo:line-height="150%" fo:text-align="justify" style:justify-single-word="false"/>
    </style:style>
    <style:style style:name="P34" style:family="paragraph" style:parent-style-name="Text_20_body" style:list-style-name="L3">
      <style:paragraph-properties fo:line-height="150%" fo:text-align="justify" style:justify-single-word="false"/>
    </style:style>
    <style:style style:name="P35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36" style:family="paragraph" style:parent-style-name="Text_20_body" style:list-style-name="L4">
      <style:paragraph-properties fo:line-height="150%" fo:text-align="justify" style:justify-single-word="false"/>
    </style:style>
    <style:style style:name="P37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</style:style>
    <style:style style:name="P38" style:family="paragraph" style:parent-style-name="Text_20_body" style:list-style-name="L5">
      <style:paragraph-properties fo:line-height="150%" fo:text-align="justify" style:justify-single-word="false"/>
    </style:style>
    <style:style style:name="T1" style:family="text"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T3" style:family="text">
      <style:text-properties style:font-name="Arial" fo:font-size="11pt" fo:font-style="italic" style:font-name-asian="Calibri1" style:font-size-asian="11pt" style:font-style-asian="italic" style:font-name-complex="Arial1" style:font-size-complex="11pt"/>
    </style:style>
    <style:style style:name="T4" style:family="text">
      <style:text-properties style:font-name="Arial" fo:font-weight="bold" style:font-weight-asian="bold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T6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7" style:family="text">
      <style:text-properties style:font-name="Calibri" style:font-name-complex="Times New Roman1"/>
    </style:style>
    <style:style style:name="T8" style:family="text"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T9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/>
      <text:p text:style-name="P7" loext:marker-style-name="T1"><text:span text:style-name="T1">No.02</text:span><text:span text:style-name="T1"/></text:p>
      <text:p text:style-name="P8" loext:marker-style-name="T2"><text:span text:style-name="T2"><text:s text:c="13"/>Bitácora semanal Estadía Dual</text:span><text:span text:style-name="T2"/></text:p>
      <text:p text:style-name="P9" loext:marker-style-name="T2"/>
      <text:p text:style-name="Standard" loext:marker-style-name="T3"><text:span text:style-name="T3"><text:s/>Carrera: Ingeniería en Desarrollo y Gestión de Software</text:span><text:span text:style-name="T3"/></text:p>
      <text:p text:style-name="Standard" loext:marker-style-name="T3"><text:span text:style-name="T3"><text:s/>Empresa: RUSHTEC</text:span><text:span text:style-name="T3"/></text:p>
      <text:p text:style-name="Standard" loext:marker-style-name="T3"><text:span text:style-name="T3"><text:s/>Semana: 2</text:span><text:span text:style-name="T3"/></text:p>
      <text:p text:style-name="Standard" loext:marker-style-name="T3"><text:span text:style-name="T3"><text:s/>Nombre del estudiante: José Luis Arredondo Lara</text:span><text:span text:style-name="T3"/></text:p>
      <text:p text:style-name="Standard" loext:marker-style-name="T3"><text:span text:style-name="T3"><text:s/>Puesto de aprendizaje: Practicante de desarrollo y programación</text:span><text:span text:style-name="T3"/></text:p>
      <text:p text:style-name="P10" loext:marker-style-name="T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 loext:marker-style-name="T4"><text:span text:style-name="T4"><text:s text:c="60"/>ACTIVIDADES REALIZADAS</text:span><text:span text:style-name="T4"/></text:p>
          </table:table-cell>
        </table:table-row>
        <table:table-row table:style-name="Tabla1.2">
          <table:table-cell table:style-name="Tabla1.A2" office:value-type="string">
            <text:h text:style-name="P4" text:outline-level="3"><text:span text:style-name="T15">Lunes</text:span></text:h>
            <text:list text:style-name="L1">
              <text:list-item>
                <text:p text:style-name="P31"><text:span text:style-name="Strong_20_Emphasis"><text:span text:style-name="T14">Día de asueto</text:span></text:span><text:span text:style-name="T14">: No se realizaron actividades laborales debido al día de descanso oficial.</text:span></text:p>
              </text:list-item>
            </text:list>
            <text:h text:style-name="P5" text:outline-level="3">Martes</text:h>
            <text:list text:style-name="L2">
              <text:list-item>
                <text:p text:style-name="P32"><text:span text:style-name="Strong_20_Emphasis"><text:span text:style-name="T14">Configuración de herramientas de desarrollo</text:span></text:span><text:span text:style-name="T14">: Se ajustaron atajos y extensiones en Visual Studio Code para optimizar el flujo de trabajo.</text:span></text:p>
              </text:list-item>
              <text:list-item>
                <text:p text:style-name="P32"><text:span text:style-name="Strong_20_Emphasis"><text:span text:style-name="T14">Presentación del diseñador del equipo</text:span></text:span><text:span text:style-name="T14">: Se conoció a un compañero diseñador, quien será responsable de apoyar en la creación de interfaces gráficas para el proyecto.</text:span></text:p>
              </text:list-item>
              <text:list-item>
                <text:p text:style-name="P33"><text:span text:style-name="Strong_20_Emphasis"><text:span text:style-name="T14">Diseño de la página de inicio</text:span></text:span><text:span text:style-name="T14">: Se comenzó con el diseño de la página home utilizando HTML y CSS, estableciendo la estructura base y el estilo visual.</text:span></text:p>
              </text:list-item>
            </text:list>
            <text:h text:style-name="P5" text:outline-level="3">Miércoles</text:h>
            <text:list text:style-name="L3">
              <text:list-item>
                <text:p text:style-name="P34"><text:span text:style-name="Strong_20_Emphasis"><text:span text:style-name="T14">Creación de diseño responsivo para la página de inicio</text:span></text:span><text:span text:style-name="T14">: Se adaptó el diseño de la página home para que sea responsivo y funcione correctamente en diferentes tamaños de pantalla usando HTML y CSS.</text:span></text:p>
              </text:list-item>
            </text:list>
            <text:h text:style-name="P5" text:outline-level="3">Jueves</text:h>
            <text:list text:style-name="L4">
              <text:list-item>
                <text:p text:style-name="P35"><text:span text:style-name="Strong_20_Emphasis"><text:span text:style-name="T14">Fusión de cambios y resolución de conflictos</text:span></text:span><text:span text:style-name="T14">: Se fusionaron los cambios realizados por el equipo y se resolvieron errores que surgieron durante el proceso de merge.</text:span></text:p>
              </text:list-item>
              <text:list-item>
                <text:p text:style-name="P35"><text:span text:style-name="Strong_20_Emphasis"><text:span text:style-name="T14">Capacitación en recuperación de datos y comunicación entre capas</text:span></text:span><text:span text:style-name="T14">: Se aprendió </text:span><text:soft-page-break/><text:span text:style-name="T14">cómo recuperar información desde la base de datos y pasar variables al frontend, asegurando una integración efectiva entre ambas capas.</text:span></text:p>
              </text:list-item>
              <text:list-item>
                <text:p text:style-name="P36"><text:span text:style-name="Strong_20_Emphasis"><text:span text:style-name="T14">Diseño del modal de inicio de sesión</text:span></text:span><text:span text:style-name="T14">: Se diseñó el modal para el inicio de sesión, definiendo su estructura y estilos visuales.</text:span></text:p>
              </text:list-item>
            </text:list>
            <text:h text:style-name="P5" text:outline-level="3">Viernes</text:h>
            <text:list text:style-name="L5">
              <text:list-item>
                <text:p text:style-name="P37"><text:span text:style-name="Strong_20_Emphasis"><text:span text:style-name="T14">Creación del menú de navegación general</text:span></text:span><text:span text:style-name="T14">: Se diseñó y desarrolló el menú principal para la navegación de la página.</text:span></text:p>
              </text:list-item>
              <text:list-item>
                <text:p text:style-name="P38"><text:span text:style-name="Strong_20_Emphasis"><text:span text:style-name="T14">Adaptación responsiva de la pantalla de inicio de sesión</text:span></text:span><text:span text:style-name="T14">: Se ajustó el diseño de la pantalla de login para que sea funcional y estético en diferentes dispositivos.</text:span></text:p>
              </text:list-item>
            </text:list>
            <text:h text:style-name="P4" text:outline-level="3"><text:span text:style-name="T15"/></text:h>
            <text:h text:style-name="P3" text:outline-level="3"><text:span text:style-name="T11"/></text:h>
          </table:table-cell>
        </table:table-row>
      </table:table>
      <text:p text:style-name="P11" loext:marker-style-name="T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 loext:marker-style-name="T4"/>
            <text:p text:style-name="P13" loext:marker-style-name="T4"/>
            <text:p text:style-name="P15" loext:marker-style-name="T4"><text:span text:style-name="T4">__</text:span><text:span text:style-name="T6">Ing._Ángel Manuel Santoyo López</text:span><text:span text:style-name="T4">___</text:span></text:p>
            <text:p text:style-name="P15" loext:marker-style-name="T4"><text:span text:style-name="T4">Nombre y firma asesor empresarial <text:s/></text:span><text:bookmark text:name="_GoBack"/><text:span text:style-name="T4"/></text:p>
          </table:table-cell>
          <table:table-cell table:style-name="Tabla2.A1" office:value-type="string">
            <text:p text:style-name="P12" loext:marker-style-name="T4"/>
            <text:p text:style-name="P13" loext:marker-style-name="T4"/>
            <text:p text:style-name="P15" loext:marker-style-name="T4"><text:span text:style-name="T4">_____</text:span><text:span text:style-name="T6">Dr. José Miguel Barrón Adame</text:span><text:span text:style-name="T4">_____</text:span></text:p>
            <text:p text:style-name="P15" loext:marker-style-name="T4"><text:span text:style-name="T4">Nombre y firma asesor académico <text:s/></text:span><text:span text:style-name="T4"/></text:p>
          </table:table-cell>
        </table:table-row>
      </table:table>
      <text:p text:style-name="Standard" loext:marker-style-name="T7"><text:s/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38cm" fo:margin-bottom="3.7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3" text:anchor-type="char" svg:y="-3.441cm" svg:width="21.661cm" svg:height="4.306cm" draw:z-index="3"><draw:image xlink:href="Pictures/10000000000009F6000001FBE53686B9.jpg" xlink:type="simple" xlink:show="embed" xlink:actuate="onLoad" draw:mime-type="image/jpeg"/></draw:frame></text:p>
      </style:header>
      <style:footer>
        <text:p text:style-name="Footer"><draw:frame draw:style-name="Mfr2" draw:name="Imagen 2" text:anchor-type="char" svg:x="-3.101cm" svg:y="-0.097cm" svg:width="21.796cm" svg:height="4.392cm" draw:z-index="1"><draw:image xlink:href="Pictures/10000000000009F6000002021007FBE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n</meta:initial-creator>
    <meta:editing-cycles>6</meta:editing-cycles>
    <meta:creation-date>2024-12-06T17:57:00</meta:creation-date>
    <dc:date>2024-12-06T12:45:31.599023859</dc:date>
    <meta:editing-duration>PT5M11S</meta:editing-duration>
    <meta:generator>LibreOffice/24.2.6.2$Linux_X86_64 LibreOffice_project/420$Build-2</meta:generator>
    <meta:document-statistic meta:table-count="2" meta:image-count="2" meta:object-count="0" meta:page-count="2" meta:paragraph-count="28" meta:word-count="312" meta:character-count="2023" meta:non-whitespace-character-count="1665"/>
    <meta:user-defined meta:name="AppVersion">16.0000</meta:user-defined>
    <meta:template xlink:type="simple" xlink:actuate="onRequest" xlink:title="Normal.dotm" xlink:href=""/>
  </office:meta>
</office:document-meta>
</file>